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85500000640150BF0C75FD55DC5.png" manifest:media-type="image/png"/>
  <manifest:file-entry manifest:full-path="Pictures/100002010000080000000800B11A7E61D130CF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Nimbus Roman No9 L" svg:font-family="'Nimbus Roman No9 L', 'Times New Roman'"/>
    <style:font-face style:name="Courier New" svg:font-family="'Courier New'" style:font-family-generic="modern"/>
    <style:font-face style:name="Sans Serif 10cpi" svg:font-family="'Sans Serif 10cpi', Calibri" style:font-family-generic="modern"/>
    <style:font-face style:name="Times new roman" svg:font-family="'Times new roman'" style:font-family-generic="roman"/>
    <style:font-face style:name="FreeSans2" svg:font-family="FreeSans" style:font-family-generic="swiss"/>
    <style:font-face style:name="Droid Sans Fallback" svg:font-family="'Droid Sans Fallback'" style:font-pitch="variable"/>
    <style:font-face style:name="FreeSans3" svg:font-family="FreeSans" style:font-pitch="variable"/>
    <style:font-face style:name="FreeSans1" svg:font-family="FreeSans, Calibri" style:font-pitch="variable"/>
    <style:font-face style:name="Noto Sans CJK SC" svg:font-family="'Noto Sans CJK SC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imbus Roman No9 L2" svg:font-family="'Nimbus Roman No9 L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table:align="left" style:writing-mode="lr-tb"/>
    </style:style>
    <style:style style:name="Tabla1.A" style:family="table-column">
      <style:table-column-properties style:column-width="1.84cm"/>
    </style:style>
    <style:style style:name="Tabla1.B" style:family="table-column">
      <style:table-column-properties style:column-width="13.1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  <style:text-properties fo:language="es" fo:country="AR" style:language-asian="es" style:country-asian="AR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style:font-name-complex="Nimbus Roman No9 L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style:font-name-complex="Nimbus Roman No9 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style:font-name-asian="Nimbus Roman No9 L" style:font-name-complex="Nimbus Roman No9 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officeooo:paragraph-rsid="0003433a" style:font-size-asian="12pt" style:font-name-complex="Times New Roman1" style:font-size-complex="12pt"/>
    </style:style>
    <style:style style:name="P6" style:family="paragraph" style:parent-style-name="Standard">
      <style:paragraph-properties fo:line-height="100%" fo:text-align="justify" style:justify-single-word="false" style:snap-to-layout-grid="false"/>
      <style:text-properties style:font-name="Times new roman" fo:font-size="12pt" fo:language="es" fo:country="ES" officeooo:paragraph-rsid="0003433a" style:font-size-asian="12pt" style:font-name-complex="Times New Roman1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imes new roman"/>
    </style:style>
    <style:style style:name="P9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language="es" fo:country="AR" style:language-asian="es" style:country-asian="AR"/>
    </style:style>
    <style:style style:name="P10" style:family="paragraph" style:parent-style-name="Standard">
      <style:paragraph-properties fo:margin-left="0cm" fo:margin-right="0cm" fo:text-indent="-0.004cm" style:auto-text-indent="false"/>
      <style:text-properties fo:font-size="8pt" fo:language="es" fo:country="AR" style:font-size-asian="8pt" style:language-asian="es" style:country-asian="AR" style:font-size-complex="8pt"/>
    </style:style>
    <style:style style:name="P11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font-size="8pt" fo:language="es" fo:country="AR" style:font-size-asian="8pt" style:language-asian="es" style:country-asian="AR" style:font-size-complex="8pt"/>
    </style:style>
    <style:style style:name="P12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color="#000000"/>
    </style:style>
    <style:style style:name="P13" style:family="paragraph" style:parent-style-name="Standard">
      <style:paragraph-properties fo:margin-left="0cm" fo:margin-right="0cm" fo:text-indent="-0.004cm" style:auto-text-indent="false" fo:padding="0cm" fo:border="none"/>
      <style:text-properties fo:font-size="8pt" fo:language="es" fo:country="AR" style:font-name-asian="Nimbus Roman No9 L" style:font-size-asian="8pt" style:language-asian="es" style:country-asian="AR" style:font-size-complex="8pt"/>
    </style:style>
    <style:style style:name="P14" style:family="paragraph" style:parent-style-name="Standard">
      <style:paragraph-properties fo:margin-left="0cm" fo:margin-right="0cm" fo:text-align="center" style:justify-single-word="false" fo:text-indent="-0.004cm" style:auto-text-indent="false" fo:padding="0cm" fo:border="none"/>
      <style:text-properties fo:font-size="8pt" fo:language="es" fo:country="AR" style:font-name-asian="Nimbus Roman No9 L" style:font-size-asian="8pt" style:language-asian="es" style:country-asian="AR" style:font-size-complex="8pt"/>
    </style:style>
    <style:style style:name="P15" style:family="paragraph" style:parent-style-name="Text_20_body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Times new roman" officeooo:paragraph-rsid="00038201"/>
    </style:style>
    <style:style style:name="P16" style:family="paragraph" style:parent-style-name="Text_20_body">
      <style:paragraph-properties fo:margin-top="0cm" fo:margin-bottom="0cm" loext:contextual-spacing="false" fo:line-height="100%" fo:text-align="justify" style:justify-single-word="false" fo:orphans="0" fo:widows="0" fo:padding="0cm" fo:border="none"/>
      <style:text-properties fo:color="#000000" style:font-name="Times new roman" fo:font-weight="normal" officeooo:paragraph-rsid="00038201" style:font-weight-asian="normal" style:font-name-complex="Nimbus Roman No9 L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justify" style:justify-single-word="false" fo:padding="0cm" fo:border="none"/>
      <style:text-properties style:font-name="Times new roman" officeooo:paragraph-rsid="00038201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fo:language="es" fo:country="ES" officeooo:paragraph-rsid="0003433a" style:font-size-asian="12pt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fo:font-size="12pt" officeooo:paragraph-rsid="0003433a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Times new roman" officeooo:paragraph-rsid="0003433a"/>
    </style:style>
    <style:style style:name="P21" style:family="paragraph" style:parent-style-name="norita">
      <style:paragraph-properties fo:margin-left="0cm" fo:margin-right="0cm" fo:line-height="100%" fo:text-align="justify" style:justify-single-word="false" fo:text-indent="0.501cm" style:auto-text-indent="false"/>
      <style:text-properties style:font-name="Times new roman" officeooo:paragraph-rsid="00038201" style:font-name-complex="Times New Roman1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hyphenation-ladder-count="no-limit" fo:text-indent="0.501cm" style:auto-text-indent="false" style:writing-mode="lr-tb"/>
      <style:text-properties style:font-name="Times new roman" fo:font-size="12pt" fo:language="es" fo:country="ES" officeooo:paragraph-rsid="00038201" style:font-size-asian="12pt" style:language-asian="zh" style:country-asian="CN" style:font-name-complex="Times New Roman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hyphenation-ladder-count="no-limit" fo:text-indent="0.501cm" style:auto-text-indent="false" style:snap-to-layout-grid="false" style:writing-mode="lr-tb"/>
      <style:text-properties style:font-name="Times new roman" officeooo:paragraph-rsid="00038201" style:font-name-asian="Nimbus Roman No9 L" style:font-name-complex="Nimbus Roman No9 L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 style:snap-to-layout-grid="false"/>
      <style:text-properties fo:color="#000000" style:font-name="Times new roman" fo:font-size="12pt" officeooo:paragraph-rsid="00038201" style:font-size-asian="12pt" style:font-name-complex="Times New Roman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Times new roman" fo:font-size="12pt" fo:language="es" fo:country="ES" officeooo:paragraph-rsid="00038201" style:font-size-asian="12pt" style:language-asian="zh" style:country-asian="CN" style:font-name-complex="Times New Roman1" style:font-size-complex="12pt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 fo:background-color="#ffffff"/>
      <style:text-properties style:font-name="Times new roman" fo:font-size="12pt" fo:language="es" fo:country="ES" officeooo:paragraph-rsid="00038201" style:font-size-asian="12pt" style:language-asian="zh" style:country-asian="CN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Times new roman" fo:font-size="12pt" fo:language="es" fo:country="ES" officeooo:paragraph-rsid="00038201" fo:background-color="#ffff00" style:font-size-asian="12pt" style:language-asian="zh" style:country-asian="CN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Times new roman" fo:font-size="12pt" officeooo:paragraph-rsid="00038201" fo:background-color="#ffffff" style:font-size-asian="12pt" style:font-name-complex="Times New Roman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Times new roman" fo:font-size="12pt" officeooo:paragraph-rsid="00038201" style:font-size-asian="12pt" style:font-name-complex="Times New Roman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Times new roman" fo:font-size="12pt" officeooo:paragraph-rsid="00038201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Times new roman" officeooo:paragraph-rsid="00038201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fo:font-variant="normal" fo:text-transform="none" fo:color="#333333" style:font-name="Helvetica Neue" fo:font-size="10.5pt" fo:letter-spacing="normal" fo:language="es" fo:country="ES" fo:font-style="normal" fo:font-weight="normal" officeooo:paragraph-rsid="00038201" style:font-size-asian="12pt" style:language-asian="zh" style:country-asian="CN" style:font-name-complex="Times New Roman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fo:color="#101010" style:font-name="Times new roman" fo:font-size="12pt" fo:language="es" fo:country="MX" officeooo:paragraph-rsid="00072724" style:font-name-asian="Times New Roman1" style:font-size-asian="12pt" style:font-name-complex="Times New Roman1" style:font-size-complex="12pt" style:font-weight-complex="bold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.501cm" style:auto-text-indent="false"/>
      <style:text-properties style:font-name="Times new roman" fo:font-size="12pt" officeooo:paragraph-rsid="00038201" style:font-size-asian="12pt" style:font-name-complex="Times New Roman1" style:font-size-complex="12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.501cm" style:auto-text-indent="false"/>
      <style:text-properties style:font-name="Times new roman" fo:font-size="12pt" officeooo:paragraph-rsid="00038201" fo:background-color="#ffffff" style:font-size-asian="12pt" style:font-name-complex="Times New Roman1" style:font-size-complex="12pt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.501cm" style:auto-text-indent="false"/>
      <style:text-properties style:font-name="Times new roman" officeooo:paragraph-rsid="00038201"/>
    </style:style>
    <style:style style:name="P37" style:family="paragraph" style:parent-style-name="Standard">
      <style:paragraph-properties fo:margin-left="5.413cm" fo:margin-right="0cm" fo:line-height="100%" fo:text-align="justify" style:justify-single-word="false" fo:text-indent="-5.442cm" style:auto-text-indent="false"/>
      <style:text-properties style:font-name="Times new roman" fo:language="es" fo:country="AR" style:font-name-complex="Nimbus Roman No9 L"/>
    </style:style>
    <style:style style:name="P38" style:family="paragraph" style:parent-style-name="Standard" style:master-page-name="">
      <loext:graphic-properties draw:fill="none"/>
      <style:paragraph-properties fo:margin-left="5.6cm" fo:margin-right="0cm" fo:line-height="100%" fo:text-align="justify" style:justify-single-word="false" fo:orphans="2" fo:widows="2" fo:hyphenation-ladder-count="no-limit" fo:text-indent="-5.6cm" style:auto-text-indent="false" style:page-number="auto" fo:background-color="transparent" style:writing-mode="lr-tb"/>
      <style:text-properties style:font-name="Times new roman" officeooo:paragraph-rsid="00038201" style:font-name-complex="Nimbus Roman No9 L" fo:hyphenate="false" fo:hyphenation-remain-char-count="2" fo:hyphenation-push-char-count="2"/>
    </style:style>
    <style:style style:name="P39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/>
    </style:style>
    <style:style style:name="T1" style:family="text">
      <style:text-properties fo:language="es" fo:country="MX" style:font-name-complex="Nimbus Roman No9 L"/>
    </style:style>
    <style:style style:name="T2" style:family="text">
      <style:text-properties style:font-name-complex="Nimbus Roman No9 L"/>
    </style:style>
    <style:style style:name="T3" style:family="text">
      <style:text-properties officeooo:rsid="0004dc02" style:font-name-complex="Nimbus Roman No9 L"/>
    </style:style>
    <style:style style:name="T4" style:family="text">
      <style:text-properties fo:color="#000000"/>
    </style:style>
    <style:style style:name="T5" style:family="text">
      <style:text-properties fo:color="#000000" fo:font-size="12pt" style:font-size-asian="12pt" style:font-name-complex="Times New Roman1" style:font-size-complex="12pt"/>
    </style:style>
    <style:style style:name="T6" style:family="text">
      <style:text-properties fo:color="#000000" officeooo:rsid="0003433a"/>
    </style:style>
    <style:style style:name="T7" style:family="text">
      <style:text-properties fo:font-size="12pt" style:font-size-asian="12pt" style:font-name-complex="Times New Roman1" style:font-size-complex="12pt"/>
    </style:style>
    <style:style style:name="T8" style:family="text">
      <style:text-properties fo:font-size="12pt" officeooo:rsid="00065a58" style:font-size-asian="12pt" style:font-name-complex="Times New Roman1" style:font-size-complex="12pt"/>
    </style:style>
    <style:style style:name="T9" style:family="text">
      <style:text-properties fo:font-size="12pt" officeooo:rsid="0009b5d8" style:font-size-asian="12pt" style:font-name-complex="Times New Roman1" style:font-size-complex="12pt"/>
    </style:style>
    <style:style style:name="T10" style:family="text">
      <style:text-properties fo:font-size="12pt" fo:language="es" fo:country="ES" style:font-size-asian="12pt" style:font-name-complex="Times New Roman1" style:font-size-complex="12pt"/>
    </style:style>
    <style:style style:name="T11" style:family="text">
      <style:text-properties fo:font-size="12pt" fo:language="es" fo:country="ES" officeooo:rsid="0009b5d8" style:font-size-asian="12pt" style:font-name-complex="Times New Roman1" style:font-size-complex="12pt"/>
    </style:style>
    <style:style style:name="T12" style:family="text">
      <style:text-properties fo:font-size="12pt" fo:language="es" fo:country="ES" style:font-name-asian="Nimbus Roman No9 L2" style:font-size-asian="12pt" style:font-name-complex="Times New Roman1" style:font-size-complex="12pt"/>
    </style:style>
    <style:style style:name="T13" style:family="text">
      <style:text-properties fo:font-size="12pt" fo:language="es" fo:country="ES" fo:font-style="italic" style:font-size-asian="12pt" style:font-style-asian="italic" style:font-name-complex="Times New Roman1" style:font-size-complex="12pt" style:font-style-complex="italic"/>
    </style:style>
    <style:style style:name="T14" style:family="text">
      <style:text-properties fo:font-size="12pt" fo:background-color="#ffffff" loext:char-shading-value="0" style:font-size-asian="12pt" style:font-name-complex="Times New Roman1" style:font-size-complex="12pt"/>
    </style:style>
    <style:style style:name="T15" style:family="text">
      <style:text-properties fo:font-size="12pt" officeooo:rsid="0009b5d8" fo:background-color="#ffffff" loext:char-shading-value="0" style:font-size-asian="12pt" style:font-name-complex="Times New Roman1" style:font-size-complex="12pt"/>
    </style:style>
    <style:style style:name="T16" style:family="text"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T17" style:family="text">
      <style:text-properties officeooo:rsid="00038201"/>
    </style:style>
    <style:style style:name="T18" style:family="text">
      <style:text-properties fo:language="es" fo:country="ES" style:font-size-asian="12pt" style:language-asian="zh" style:country-asian="CN" style:font-name-complex="Times New Roman1" style:font-size-complex="12pt"/>
    </style:style>
    <style:style style:name="T19" style:family="text">
      <style:text-properties fo:language="es" fo:country="ES" officeooo:rsid="00038201" style:font-size-asian="12pt" style:language-asian="zh" style:country-asian="CN" style:font-name-complex="Times New Roman1" style:font-size-complex="12pt"/>
    </style:style>
    <style:style style:name="T20" style:family="text">
      <style:text-properties style:font-name="Nimbus Roman No9 L1" style:rfc-language-tag="es-ES-u-co-trad" fo:language="es" fo:country="ES" style:font-name-complex="Nimbus Roman No9 L1"/>
    </style:style>
    <style:style style:name="T21" style:family="text">
      <style:text-properties officeooo:rsid="00072724"/>
    </style:style>
    <style:style style:name="T22" style:family="text">
      <style:text-properties officeooo:rsid="0009b5d8"/>
    </style:style>
    <style:style style:name="T23" style:family="text">
      <style:text-properties style:text-position="super 58%" fo:font-size="12pt" officeooo:rsid="0009b5d8" style:font-size-asian="12pt" style:font-name-complex="Times New Roman1" style:font-size-complex="12pt"/>
    </style:style>
    <style:style style:name="fr1" style:family="graphic" style:parent-style-name="Graphics">
      <style:graphic-properties fo:margin-left="0.319cm" fo:margin-right="0.319cm" fo:margin-top="0.318cm" fo:margin-bottom="0.318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8.437cm, 1.619cm, 7.855cm, 3.0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5.408cm, 5.353cm, 8.729cm, 5.94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7"><text:span text:style-name="T1">ORDENANZA N</text:span><text:span text:style-name="T2">º </text:span><text:span text:style-name="T3">3329-CM-22</text:span></text:p>
      <text:p text:style-name="P2"/>
      <text:p text:style-name="P38">DESCRIPCIÓN SINTÉTICA: <text:span text:style-name="T7">SE INCORPORA ARTÍCULO 37° AL ANEXO II ORDENANZA 1747-CM-07. ASIGNA NOMBRE PLAZA </text:span><text:span text:style-name="T16">OMAR RODRÍGUEZ</text:span></text:p>
      <text:p text:style-name="P37"/>
      <text:p text:style-name="P2">ANTECEDENTES</text:p>
      <text:p text:style-name="P2"/>
      <text:p text:style-name="P26">Carta Orgánica Municipal.</text:p>
      <text:p text:style-name="P25"/>
      <text:p text:style-name="P30"><text:span text:style-name="T18">Ordenanza 1747-CM-07: </text:span><text:span text:style-name="T19">A</text:span><text:span text:style-name="T18">signación de nombres a calles, plazas, plazoletas y espacios públicos de San Carlos de Bariloche.</text:span></text:p>
      <text:p text:style-name="P32"/>
      <text:p text:style-name="P33">Ordenanza 1417-CM-04: <text:span text:style-name="T21">P</text:span><text:span text:style-name="T20">reservación, conservacion, mejoramiento, recuperacion y ordenamiento arbolado público.</text:span></text:p>
      <text:p text:style-name="P25"/>
      <text:p text:style-name="P25">Nota <text:span text:style-name="T22">de la Dirección de </text:span>Catastro.</text:p>
      <text:p text:style-name="P27"/>
      <text:p text:style-name="P22">Nota 790-<text:span text:style-name="T21">MEyS</text:span>-22 <text:span text:style-name="T21">de </text:span>artistas locales solicitando homenaje al Sr. Omar Rodríguez mediante asignación nombre al espacio.</text:p>
      <text:p text:style-name="P2"/>
      <text:p text:style-name="P2">FUNDAMENTOS</text:p>
      <text:p text:style-name="P4"/>
      <text:p text:style-name="P36"><text:span text:style-name="T14">Nuestra ciudad se caracteriza por tener una gran diversidad cultural y son muchos los artistas que la componen. La cultura</text:span><text:span text:style-name="T7"> se construye a través de nuestras costumbres, códigos, normas, tradiciones y estas expresiones artísticas</text:span><text:span text:style-name="T14"> nos dan identidad como sociedad</text:span><text:span text:style-name="T7">.</text:span></text:p>
      <text:p text:style-name="P34"/>
      <text:p text:style-name="P36"><text:span text:style-name="T7">Como es sabido, l</text:span><text:span text:style-name="T14">a </text:span><text:span text:style-name="T15">P</text:span><text:span text:style-name="T14">andemia significó un golpe muy duro para este sector, ya que durante muchísimos meses se vieron imposibilitados de realizar sus actividades con normalidad. Por ello en la actualidad y con el objetivo </text:span><text:span text:style-name="T15">de </text:span><text:span text:style-name="T14">unirse, de aunar esfuerzos para poder defender sus derechos laborales, se encuentran trabajando en la conformación de una agrupación con personería jurídica.</text:span></text:p>
      <text:p text:style-name="P35"/>
      <text:p text:style-name="P36"><text:span text:style-name="T14">En este sentido, un </text:span><text:span text:style-name="T7">grupo de artistas locales de San Carlos de Bariloche se comunicó de manera formal a este </text:span><text:span text:style-name="T9">C</text:span><text:span text:style-name="T7">oncejo, solicitando se evalúe la posibilidad de designar la plaza ubicada sobre la calle Juan Marcos Herman a la altura de las calles Pablo Mange y José María Sobral, con el nombre </text:span><text:span text:style-name="T9">de </text:span><text:span text:style-name="T7">Omar Rodríguez, a modo de reconocimiento para quien ha dedicado su vida a la cultura y a la música local.</text:span></text:p>
      <text:p text:style-name="P28"><text:soft-page-break/></text:p>
      <text:p text:style-name="P31"><text:span text:style-name="T14">Omar Rodríguez,</text:span><text:span text:style-name="T7"> nació el 30 de agosto de 1958, en San Carlos de Bariloche y desde muy temprana edad sintió el amor por la música, ganando su primer festival provincial de música como vocal solista a los 6 años de edad. A los 16 años comenzó a ser guitarrista de Carlos Torres Vila </text:span><text:span text:style-name="T9">y</text:span><text:span text:style-name="T7"> Rosamel Araya, entre otras grandes <text:s/>figuras. A partir de entonces conformo distintas agrupaciones, con las que desarrolló su trabajo por distintos escenarios nacionales, para finalmente convertirse en uno de los fundadores de aquel legendario y recordado conjunto Ecos Andinos. Llevó con orgullo por gran parte del mundo la bandera patagónica, pero sobre todo la </text:span><text:span text:style-name="T9">b</text:span><text:span text:style-name="T7">andera </text:span><text:span text:style-name="T9">b</text:span><text:span text:style-name="T7">arilochense, grabando más de 10 materiales discográficos, y siendo figura destacada en importantísimos festivales, como Jesús María, Cosquín o Baradero.</text:span></text:p>
      <text:p text:style-name="P29"/>
      <text:p text:style-name="P29">Finalmente conformó junto a su hermano Adrián el dúo los Hermanos Rodríguez recorriendo el país durante más de 20 años.</text:p>
      <text:p text:style-name="P29"/>
      <text:p text:style-name="P29">Lamentablemente el año pasado Omar falleció y por ello desde el grupo de artistas han solicitado nombrar la plaza a modo de reconocimiento para quien ha dedicado su vida a la cultura y a la música local. Refieren que dicha designación significaría un homenaje no solo para Omar y su familia, sino para todos los artistas barilochenses que dedican la vida a fomentar el arte y la cultura.</text:p>
      <text:p text:style-name="P29"/>
      <text:p text:style-name="P29">Realizada la consulta en la Dirección de Catastro Municipal <text:span text:style-name="T22">se ha </text:span>informado que dicho espacio urbano es un predio sin nomenclatura catastral ubicado sobre el margen izquierdo de la calle Juan Marcos Herman entre las alturas 2.400 y 2.600 aproximadamente, entre <text:span text:style-name="T22">c</text:span>alles Pablo Mange y José María Sobral. El mismo es de dominio público municipal y <text:s/>encierra una superficie aproximada de 5600 m2; <text:span text:style-name="T22">l</text:span>indando al <text:span text:style-name="T22">S</text:span>udeste con las manzanas 569, 555 y parte de la 556, todas del distrito catastral 19, Circunscripción 2, Sección E.</text:p>
      <text:p text:style-name="P21"/>
      <text:p text:style-name="P21">Mediante la ordenanza 1747-CM-07 se unificó y consolidó la denominación de calles y espacios públicos de la ciudad, con el objeto de ordenar el <text:span text:style-name="T22">D</text:span>igesto y garantizar el acceso y conocimiento de la población con una administración eficiente del <text:span text:style-name="T22">C</text:span>atastro <text:span text:style-name="T22">M</text:span>unicipal.</text:p>
      <text:p text:style-name="P24"/>
      <text:p text:style-name="P23"><text:span text:style-name="T5">Por ello, se solicita </text:span><text:span text:style-name="T10">se asigne el nombre de </text:span><text:span text:style-name="T13">Plaza Omar Rodríguez</text:span><text:span text:style-name="T10"> al <text:s/></text:span><text:span text:style-name="T7">predio </text:span><text:span text:style-name="T9">antes mencionado.</text:span></text:p>
      <text:p text:style-name="P4"/>
      <text:p text:style-name="P17"><text:span text:style-name="T4">AUTOR: Concejal Ariel Cárdenas (B</text:span><text:span text:style-name="T6">x</text:span><text:span text:style-name="T4">C).</text:span></text:p>
      <text:p text:style-name="P15"/>
      <text:p text:style-name="P15">COLABORADOR: Orlando Díaz.</text:p>
      <text:p text:style-name="P15"><text:soft-page-break/></text:p>
      <text:p text:style-name="P16">INICIATIVA: Artistas locales de Bariloche.</text:p>
      <text:p text:style-name="P2"/>
      <text:p text:style-name="P3">El proyecto original N.º <text:span text:style-name="T17">523</text:span>/<text:span text:style-name="T17">22, con las modificaciones introducidas, </text:span>fue aprobado en la sesión del día <text:span text:style-name="T17">11</text:span> de <text:span text:style-name="T17">agosto</text:span> de 2022, según consta en el Acta N.º <text:span text:style-name="T17">1162</text:span>/<text:span text:style-name="T17">22</text:span>. Por ello, en ejercicio de las atribuciones que le otorga el Art. 38 de la Carta Orgánica Municipal,</text:p>
      <text:p text:style-name="P3"/>
      <text:p text:style-name="P3">EL CONCEJO MUNICIPAL DE SAN CARLOS DE BARILOCHE</text:p>
      <text:p text:style-name="P3">SANCIONA CON CARÁCTER DE </text:p>
      <text:p text:style-name="P3"/>
      <text:p text:style-name="P3">ORDENANZA</text:p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Art. 1°)</text:p>
          </table:table-cell>
          <table:table-cell table:style-name="Tabla1.A1" office:value-type="string">
            <text:p text:style-name="P18">Se incorpora el artículo 37° al <text:span text:style-name="T22">A</text:span>nexo II de la ordenanza 1747-CM-07, el que queda redactado de la siguiente manera:</text:p>
            <text:p text:style-name="P18"/>
            <text:p text:style-name="P20"><text:span text:style-name="T12">“</text:span><text:span text:style-name="T10">Art. 37°) Se asigna el nombre de </text:span><text:span text:style-name="T13">Plaza Omar Rodríguez</text:span><text:span text:style-name="T10"> al <text:s/></text:span><text:span text:style-name="T7">predio sin nomenclatura catastral ubicado sobre el margen izquierdo de la calle Juan Marcos Herman entre las alturas 2.400 y 2.600 aproximadamente, entre </text:span><text:span text:style-name="T9">c</text:span><text:span text:style-name="T7">alles Pablo Mange y José María Sobral, de dominio público municipal, que encierra una superficie aproximada de cinco mil seiscientos metros cuadrados (5.600 </text:span><text:span text:style-name="T9">m</text:span><text:span text:style-name="T23">2</text:span><text:span text:style-name="T7">); </text:span><text:span text:style-name="T9">l</text:span><text:span text:style-name="T7">indando al </text:span><text:span text:style-name="T9">S</text:span><text:span text:style-name="T7">udeste con las manzanas 569, 555 y parte de la 556, todas del distrito catastral 19, Circunscripción 2, Sección E.”</text:span></text:p>
            <text:p text:style-name="P19"/>
          </table:table-cell>
        </table:table-row>
        <table:table-row table:style-name="Tabla1.1">
          <table:table-cell table:style-name="Tabla1.A1" office:value-type="string">
            <text:p text:style-name="P6">Art. 2°)</text:p>
          </table:table-cell>
          <table:table-cell table:style-name="Tabla1.A1" office:value-type="string">
            <text:p text:style-name="P20"><text:span text:style-name="T10">Se encomienda al Departamento Ejecutivo efectuar las acciones necesarias para la obtención de </text:span><text:span text:style-name="T11">la </text:span><text:span text:style-name="T10">designación catastral </text:span><text:bookmark text:name="_GoBack"/><text:span text:style-name="T10">del predio identificado en el artículo 1° de la presente.</text:span></text:p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6">Art. 3°)</text:p>
          </table:table-cell>
          <table:table-cell table:style-name="Tabla1.A1" office:value-type="string">
            <text:p text:style-name="P18">Se encomienda al Área de Digesto del Concejo Municipal efectuar la actualización del texto de la ordenanza 1747-CM-07.</text:p>
            <text:p text:style-name="P5"/>
          </table:table-cell>
        </table:table-row>
        <table:table-row table:style-name="Tabla1.1">
          <table:table-cell table:style-name="Tabla1.A1" office:value-type="string">
            <text:p text:style-name="P2">Art. <text:span text:style-name="T17">4</text:span>°)</text:p>
          </table:table-cell>
          <table:table-cell table:style-name="Tabla1.A1" office:value-type="string">
            <text:p text:style-name="P2">Comuníquese. Publíquese en el Boletín Oficial. Cumplido, archívese.</text:p>
            <text:p text:style-name="P2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Nimbus Roman No9 L" svg:font-family="'Nimbus Roman No9 L', 'Times New Roman'"/>
    <style:font-face style:name="Courier New" svg:font-family="'Courier New'" style:font-family-generic="modern"/>
    <style:font-face style:name="Sans Serif 10cpi" svg:font-family="'Sans Serif 10cpi', Calibri" style:font-family-generic="modern"/>
    <style:font-face style:name="Times new roman" svg:font-family="'Times new roman'" style:font-family-generic="roman"/>
    <style:font-face style:name="FreeSans2" svg:font-family="FreeSans" style:font-family-generic="swiss"/>
    <style:font-face style:name="Droid Sans Fallback" svg:font-family="'Droid Sans Fallback'" style:font-pitch="variable"/>
    <style:font-face style:name="FreeSans3" svg:font-family="FreeSans" style:font-pitch="variable"/>
    <style:font-face style:name="FreeSans1" svg:font-family="FreeSans, Calibri" style:font-pitch="variable"/>
    <style:font-face style:name="Noto Sans CJK SC" svg:font-family="'Noto Sans CJK SC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FreeSans" svg:font-family="FreeSans" style:font-family-generic="system" style:font-pitch="variable"/>
    <style:font-face style:name="Nimbus Roman No9 L2" svg:font-family="'Nimbus Roman No9 L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, Calibri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Calibri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FreeSans3" style:font-family-complex="FreeSans" style:font-pitch-complex="variable" style:font-size-complex="14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, Calibri" style:font-pitch-complex="variabl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Calibri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Calibri" style:font-pitch-complex="variable" style:font-size-complex="12pt" style:font-style-complex="italic"/>
    </style:style>
    <style:style style:name="Texto_20_sin_20_formato1" style:display-name="Texto sin formato1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1" style:display-name="Sangría 2 de t. independiente1" style:family="paragraph" style:parent-style-name="Standard">
      <style:paragraph-properties fo:margin-left="6.085cm" fo:margin-right="0cm" fo:margin-top="0cm" fo:margin-bottom="0cm" loext:contextual-spacing="false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" fo:font-family="'Nimbus Roman No9 L', 'Times New Roman'" fo:font-size="12pt" fo:language="es" fo:country="AR" style:font-name-asian="Droid Sans Fallback" style:font-family-asian="'Droid Sans Fallback'" style:font-pitch-asian="variable" style:font-size-asian="12pt" style:language-asian="zh" style:country-asian="CN" style:font-name-complex="FreeSans1" style:font-family-complex="FreeSans, Calibri" style:font-pitch-complex="variable" style:font-size-complex="12pt" style:language-complex="hi" style:country-complex="IN" fo:hyphenate="false" fo:hyphenation-remain-char-count="2" fo:hyphenation-push-char-count="2"/>
    </style:style>
    <style:style style:name="Sangría_20_3_20_de_20_t._20_independiente1" style:display-name="Sangría 3 de t. independiente1" style:family="paragraph" style:parent-style-name="Standard">
      <style:paragraph-properties fo:margin-left="2cm" fo:margin-right="0cm" fo:margin-top="0cm" fo:margin-bottom="0cm" loext:contextual-spacing="false" fo:text-align="justify" style:justify-single-word="false" fo:orphans="0" fo:widows="0" fo:text-indent="-2cm" style:auto-text-indent="false"/>
      <style:text-properties style:font-name="Sans Serif 10cpi" fo:font-family="'Sans Serif 10cpi', Calibri" style:font-family-generic="modern" fo:font-size="12pt" fo:language="es" fo:country="ES" style:font-size-asian="12pt" style:font-name-complex="Arial" style:font-family-complex="Arial" style:font-family-generic-complex="swiss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Fuente_20_de_20_párrafo_20_predeter.1" style:display-name="Fuente de párrafo predeter.1" style:family="text"/>
    <style:style style:name="Texto_20_sin_20_formato_20_Car" style:display-name="Texto sin formato Car" style:family="text"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Footnote_20_Symbol" style:display-name="Footnote Symbol" style:family="text"/>
    <style:style style:name="Ref._20_de_20_nota_20_al_20_pie" style:display-name="Ref. de nota al pie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5.072cm" table:align="left" style:writing-mode="lr-tb"/>
    </style:style>
    <style:style style:name="Tabla2.A" style:family="table-column">
      <style:table-column-properties style:column-width="5.752cm"/>
    </style:style>
    <style:style style:name="Tabla2.B" style:family="table-column">
      <style:table-column-properties style:column-width="3.5cm"/>
    </style:style>
    <style:style style:name="Tabla2.C" style:family="table-column">
      <style:table-column-properties style:column-width="5.821cm"/>
    </style:style>
    <style:style style:name="Tabla2.1" style:family="table-row">
      <style:table-row-properties style:min-row-height="3.651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ccccc" fo:border-right="none" fo:border-top="0.5pt solid #cccccc" fo:border-bottom="0.5pt solid #cccccc" style:writing-mode="lr-tb"/>
    </style:style>
    <style:style style:name="Tabla2.C1" style:family="table-cell">
      <style:table-cell-properties style:vertical-align="top" fo:padding-left="0.191cm" fo:padding-right="0.191cm" fo:padding-top="0cm" fo:padding-bottom="0cm" fo:border="0.5pt solid #cccccc" style:writing-mode="lr-tb"/>
    </style:style>
    <style:style style:name="MP1" style:family="paragraph" style:parent-style-name="Standard">
      <style:paragraph-properties style:snap-to-layout-grid="false"/>
      <style:text-properties fo:language="es" fo:country="AR" style:language-asian="es" style:country-asian="AR"/>
    </style:style>
    <style:style style:name="MP2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language="es" fo:country="AR" style:language-asian="es" style:country-asian="AR"/>
    </style:style>
    <style:style style:name="MP3" style:family="paragraph" style:parent-style-name="Standard">
      <style:paragraph-properties fo:margin-left="0cm" fo:margin-right="0cm" fo:text-indent="-0.004cm" style:auto-text-indent="false"/>
      <style:text-properties fo:font-size="8pt" fo:language="es" fo:country="AR" style:font-size-asian="8pt" style:language-asian="es" style:country-asian="AR" style:font-size-complex="8pt"/>
    </style:style>
    <style:style style:name="MP4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font-size="8pt" fo:language="es" fo:country="AR" style:font-size-asian="8pt" style:language-asian="es" style:country-asian="AR" style:font-size-complex="8pt"/>
    </style:style>
    <style:style style:name="MP5" style:family="paragraph" style:parent-style-name="Standard">
      <style:paragraph-properties fo:margin-left="0cm" fo:margin-right="0cm" fo:text-align="center" style:justify-single-word="false" fo:text-indent="-0.004cm" style:auto-text-indent="false"/>
      <style:text-properties fo:color="#000000"/>
    </style:style>
    <style:style style:name="MP6" style:family="paragraph" style:parent-style-name="Standard">
      <style:paragraph-properties fo:margin-left="0cm" fo:margin-right="0cm" fo:text-align="center" style:justify-single-word="false" fo:text-indent="-0.004cm" style:auto-text-indent="false" fo:padding="0cm" fo:border="none"/>
      <style:text-properties fo:font-size="8pt" fo:language="es" fo:country="AR" style:font-name-asian="Nimbus Roman No9 L" style:font-size-asian="8pt" style:language-asian="es" style:country-asian="AR" style:font-size-complex="8pt"/>
    </style:style>
    <style:style style:name="MP7" style:family="paragraph" style:parent-style-name="Standard">
      <style:paragraph-properties fo:margin-left="0cm" fo:margin-right="0cm" fo:text-indent="-0.004cm" style:auto-text-indent="false" fo:padding="0cm" fo:border="none"/>
      <style:text-properties fo:font-size="8pt" fo:language="es" fo:country="AR" style:font-name-asian="Nimbus Roman No9 L" style:font-size-asian="8pt" style:language-asian="es" style:country-asian="AR" style:font-size-complex="8pt"/>
    </style:style>
    <style:style style:name="Mfr1" style:family="graphic" style:parent-style-name="Graphics">
      <style:graphic-properties fo:margin-left="0.319cm" fo:margin-right="0.319cm" fo:margin-top="0.318cm" fo:margin-bottom="0.318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8.437cm, 1.619cm, 7.855cm, 3.025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5.408cm, 5.353cm, 8.729cm, 5.94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9cm" fo:margin-bottom="3.851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.00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x="1.125cm" svg:y="0.212cm" svg:width="3.203cm" svg:height="2.454cm" draw:z-index="5"><draw:image xlink:href="Pictures/100002010000080000000800B11A7E61D130CF4D.png" xlink:type="simple" xlink:show="embed" xlink:actuate="onLoad" loext:mime-type="image/png"/></draw:frame></text:p>
              <text:p text:style-name="MP2"/>
              <text:p text:style-name="MP2"/>
              <text:p text:style-name="MP2"/>
              <text:p text:style-name="MP2"/>
              <text:p text:style-name="MP3"><text:line-break/>1982 - 40 años de la gesta de Malvinas- 2022</text:p>
              <text:p text:style-name="MP4">Malvinas y Soberanía</text:p>
              <text:p text:style-name="MP4">(Ordenanza 3302-CM-22)</text:p>
            </table:table-cell>
            <table:table-cell table:style-name="Tabla2.A1" office:value-type="string">
              <text:p text:style-name="MP5"><text:line-break/></text:p>
              <text:p text:style-name="MP5">DCLE</text:p>
              <text:p text:style-name="MP5"/>
              <text:p text:style-name="MP5"/>
              <text:p text:style-name="MP5"/>
            </table:table-cell>
            <table:table-cell table:style-name="Tabla2.C1" office:value-type="string">
              <text:p text:style-name="MP6"><draw:frame draw:style-name="Mfr2" draw:name="Imagen2" text:anchor-type="as-char" svg:width="5.011cm" svg:height="2.655cm" draw:z-index="2"><draw:image xlink:href="Pictures/100002010000085500000640150BF0C75FD55DC5.png" xlink:type="simple" xlink:show="embed" xlink:actuate="onLoad" loext:mime-type="image/png"/></draw:frame></text:p>
              <text:p text:style-name="MP7"/>
              <text:p text:style-name="MP6">No a la violencia de género. Ni una menos</text:p>
              <text:p text:style-name="MP6">(Ordenanza 3029-CM-18)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22-04-18T10:32:00</meta:creation-date>
    <dc:date>2022-08-12T11:41:57.823463071</dc:date>
    <meta:print-date>2022-08-12T08:42:50.329846968</meta:print-date>
    <meta:editing-cycles>14</meta:editing-cycles>
    <meta:editing-duration>PT38M5S</meta:editing-duration>
    <meta:generator>LibreOffice/6.0.7.3$Linux_X86_64 LibreOffice_project/00m0$Build-3</meta:generator>
    <meta:document-statistic meta:table-count="2" meta:image-count="2" meta:object-count="0" meta:page-count="3" meta:paragraph-count="42" meta:word-count="862" meta:character-count="5411" meta:non-whitespace-character-count="4582"/>
  </office:meta>
</office:document-meta>
</file>